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Table1" style:family="table">
      <style:table-properties style:width="6.5368in" fo:margin-left="0in" table:align="left" style:may-break-between-rows="true" table:border-model="collapsing"/>
    </style:style>
    <style:style style:name="Table1.A" style:family="table-column">
      <style:table-column-properties style:column-width="2.5in"/>
    </style:style>
    <style:style style:name="Table1.B" style:family="table-column">
      <style:table-column-properties style:column-width="0.75in"/>
    </style:style>
    <style:style style:name="Table1.C" style:family="table-column">
      <style:table-column-properties style:column-width="3.2868in"/>
    </style:style>
    <style:style style:name="Table1.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dddddd" fo:padding="0.0382in"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5368in" fo:margin-left="0in" table:align="left" style:may-break-between-rows="true" table:border-model="collapsing"/>
    </style:style>
    <style:style style:name="Table2.A" style:family="table-column">
      <style:table-column-properties style:column-width="2.5in"/>
    </style:style>
    <style:style style:name="Table2.B" style:family="table-column">
      <style:table-column-properties style:column-width="0.75in"/>
    </style:style>
    <style:style style:name="Table2.C" style:family="table-column">
      <style:table-column-properties style:column-width="3.2868in"/>
    </style:style>
    <style:style style:name="Table2.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dddddd" fo:padding="0.0382in"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5368in" fo:margin-left="0in" table:align="left" style:may-break-between-rows="true" table:border-model="collapsing"/>
    </style:style>
    <style:style style:name="Table3.A" style:family="table-column">
      <style:table-column-properties style:column-width="2.5in"/>
    </style:style>
    <style:style style:name="Table3.B" style:family="table-column">
      <style:table-column-properties style:column-width="0.75in"/>
    </style:style>
    <style:style style:name="Table3.C" style:family="table-column">
      <style:table-column-properties style:column-width="3.2868in"/>
    </style:style>
    <style:style style:name="Table3.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cccccc" fo:padding="0.0382in"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5368in" fo:margin-left="0in" table:align="left" style:may-break-between-rows="true" table:border-model="collapsing"/>
    </style:style>
    <style:style style:name="Table4.A" style:family="table-column">
      <style:table-column-properties style:column-width="2.5in"/>
    </style:style>
    <style:style style:name="Table4.B" style:family="table-column">
      <style:table-column-properties style:column-width="0.75in"/>
    </style:style>
    <style:style style:name="Table4.C" style:family="table-column">
      <style:table-column-properties style:column-width="3.2868in"/>
    </style:style>
    <style:style style:name="Table4.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cccccc" fo:padding="0.0382in" fo:border="0.5pt solid #000000" style:writing-mode="page">
        <style:background-image/>
      </style:table-cell-properties>
    </style:style>
    <style:style style:name="Table4.2" style:family="table-row">
      <style:table-row-properties fo:keep-together="auto"/>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5368in" fo:margin-left="0in" table:align="left" style:may-break-between-rows="true" table:border-model="collapsing"/>
    </style:style>
    <style:style style:name="Table5.A" style:family="table-column">
      <style:table-column-properties style:column-width="2.5in"/>
    </style:style>
    <style:style style:name="Table5.B" style:family="table-column">
      <style:table-column-properties style:column-width="0.75in"/>
    </style:style>
    <style:style style:name="Table5.C" style:family="table-column">
      <style:table-column-properties style:column-width="3.2868in"/>
    </style:style>
    <style:style style:name="Table5.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cccccc" fo:padding="0.0382in" fo:border="0.5pt solid #000000" style:writing-mode="page">
        <style:background-image/>
      </style:table-cell-properties>
    </style:style>
    <style:style style:name="Table5.2" style:family="table-row">
      <style:table-row-properties fo:keep-together="auto"/>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5368in" fo:margin-left="0in" table:align="left" style:may-break-between-rows="true" table:border-model="collapsing"/>
    </style:style>
    <style:style style:name="Table6.A" style:family="table-column">
      <style:table-column-properties style:column-width="2.5in"/>
    </style:style>
    <style:style style:name="Table6.B" style:family="table-column">
      <style:table-column-properties style:column-width="0.75in"/>
    </style:style>
    <style:style style:name="Table6.C" style:family="table-column">
      <style:table-column-properties style:column-width="3.2868in"/>
    </style:style>
    <style:style style:name="Table6.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6.C1" style:family="table-cell">
      <style:table-cell-properties fo:background-color="#cccccc" fo:padding="0.0382in" fo:border="0.5pt solid #000000"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5368in" fo:margin-left="0in" table:align="left" style:may-break-between-rows="true" table:border-model="collapsing"/>
    </style:style>
    <style:style style:name="Table7.A" style:family="table-column">
      <style:table-column-properties style:column-width="2.5in"/>
    </style:style>
    <style:style style:name="Table7.B" style:family="table-column">
      <style:table-column-properties style:column-width="0.75in"/>
    </style:style>
    <style:style style:name="Table7.C" style:family="table-column">
      <style:table-column-properties style:column-width="3.2868in"/>
    </style:style>
    <style:style style:name="Table7.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cccccc" fo:padding="0.0382in" fo:border="0.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5368in" fo:margin-left="0in" table:align="left" style:may-break-between-rows="true" table:border-model="collapsing"/>
    </style:style>
    <style:style style:name="Table8.A" style:family="table-column">
      <style:table-column-properties style:column-width="2.875in"/>
    </style:style>
    <style:style style:name="Table8.B" style:family="table-column">
      <style:table-column-properties style:column-width="3.6618in"/>
    </style:style>
    <style:style style:name="Table8.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cccccc" fo:padding="0.0382in" fo:border="0.5pt solid #000000" style:writing-mode="page">
        <style:background-image/>
      </style:table-cell-properties>
    </style:style>
    <style:style style:name="Table8.2" style:family="table-row">
      <style:table-row-properties fo:keep-together="auto"/>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5368in" fo:margin-left="0in" table:align="left" style:may-break-between-rows="true" table:border-model="collapsing"/>
    </style:style>
    <style:style style:name="Table9.A" style:family="table-column">
      <style:table-column-properties style:column-width="2.875in"/>
    </style:style>
    <style:style style:name="Table9.B" style:family="table-column">
      <style:table-column-properties style:column-width="3.6618in"/>
    </style:style>
    <style:style style:name="Table9.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cccccc" fo:padding="0.0382in" fo:border="0.5pt solid #000000"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5368in" fo:margin-left="0in" table:align="left" style:may-break-between-rows="true" table:border-model="collapsing"/>
    </style:style>
    <style:style style:name="Table10.A" style:family="table-column">
      <style:table-column-properties style:column-width="2.875in"/>
    </style:style>
    <style:style style:name="Table10.B" style:family="table-column">
      <style:table-column-properties style:column-width="3.6618in"/>
    </style:style>
    <style:style style:name="Table10.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cccccc" fo:padding="0.0382in"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ubtitle">
      <style:text-properties style:font-name="Liberation Serif" officeooo:rsid="00256cce" officeooo:paragraph-rsid="00256cce"/>
    </style:style>
    <style:style style:name="P3" style:family="paragraph" style:parent-style-name="Subtitle">
      <style:text-properties style:font-name="Liberation Serif" fo:font-size="15pt" officeooo:rsid="00256cce" officeooo:paragraph-rsid="00a7208b" style:font-size-asian="15pt" style:font-size-complex="15pt"/>
    </style:style>
    <style:style style:name="P4" style:family="paragraph" style:parent-style-name="Title">
      <style:text-properties style:font-name="Liberation Serif" fo:font-size="28pt" fo:font-weight="bold" officeooo:rsid="0120f699" officeooo:paragraph-rsid="0120f699" style:font-name-asian="Noto Sans CJK SC" style:font-size-asian="28pt" style:font-weight-asian="bold" style:font-name-complex="Lohit Devanagari1" style:font-size-complex="28pt" style:font-weight-complex="bold"/>
    </style:style>
    <style:style style:name="P5" style:family="paragraph" style:parent-style-name="Standard">
      <loext:graphic-properties draw:fill="none"/>
      <style:paragraph-properties fo:margin-left="0in" fo:margin-right="0in" fo:line-height="100%" fo:text-align="start" style:justify-single-word="false" fo:text-indent="0in" style:auto-text-indent="false" fo:background-color="transparent"/>
      <style:text-properties style:font-name="Liberation Serif" fo:font-style="normal" fo:font-weight="normal" officeooo:rsid="0109d747" officeooo:paragraph-rsid="01096d36" style:font-style-asian="normal" style:font-weight-asian="normal" style:font-style-complex="normal" style:font-weight-complex="normal"/>
    </style:style>
    <style:style style:name="P6" style:family="paragraph" style:parent-style-name="Standard" style:master-page-name="">
      <loext:graphic-properties draw:fill="none"/>
      <style:paragraph-properties fo:margin-left="0in" fo:margin-right="0in" fo:line-height="100%" fo:text-align="start" style:justify-single-word="false" fo:text-indent="0in" style:auto-text-indent="false" style:page-number="auto" fo:background-color="transparent"/>
      <style:text-properties style:font-name="Liberation Serif" fo:font-style="normal" fo:font-weight="normal" officeooo:rsid="01585217" officeooo:paragraph-rsid="01585217" style:font-style-asian="normal" style:font-weight-asian="normal" style:font-style-complex="normal" style:font-weight-complex="normal"/>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3891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5439b5"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56c43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f4f85" officeooo:paragraph-rsid="0123891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f6a6c" officeooo:paragraph-rsid="0123891c"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ec3cb" officeooo:paragraph-rsid="0123891c"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04ce1" officeooo:paragraph-rsid="0123891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f8f6b" officeooo:paragraph-rsid="0123891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fdae9" officeooo:paragraph-rsid="0123891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1d1c0" officeooo:paragraph-rsid="0123891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dd2b1" officeooo:paragraph-rsid="0123891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e9e3" officeooo:paragraph-rsid="0123891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2bc4" officeooo:paragraph-rsid="0123891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cb16" officeooo:paragraph-rsid="0123891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1559" officeooo:paragraph-rsid="0123891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1559" officeooo:paragraph-rsid="0127101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1559" officeooo:paragraph-rsid="0127b31b"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1559" officeooo:paragraph-rsid="0129941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1559" officeooo:paragraph-rsid="0148c07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77911" officeooo:paragraph-rsid="0123891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47e51" officeooo:paragraph-rsid="0123891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7acd0" officeooo:paragraph-rsid="0123891c"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9413" officeooo:paragraph-rsid="0129941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201d" officeooo:paragraph-rsid="012b201d"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2af9" officeooo:paragraph-rsid="012b2af9"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b72e" officeooo:paragraph-rsid="012bb72e"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cbfd4" officeooo:paragraph-rsid="012cbfd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e29c9" officeooo:paragraph-rsid="012e29c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ff835" officeooo:paragraph-rsid="012ff835"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0e7a9" officeooo:paragraph-rsid="0130e7a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23843" officeooo:paragraph-rsid="0132384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2bad0" officeooo:paragraph-rsid="0132bad0"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5ef90" officeooo:paragraph-rsid="0135ef90"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ed33" officeooo:paragraph-rsid="0137ed33"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094f" officeooo:paragraph-rsid="0139094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a75e4" officeooo:paragraph-rsid="013a75e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c963d" officeooo:paragraph-rsid="013c963d"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0c2eb" officeooo:paragraph-rsid="0140c2e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17930" officeooo:paragraph-rsid="0141793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370c6" officeooo:paragraph-rsid="014370c6"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5032" officeooo:paragraph-rsid="01445032"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76bbb" officeooo:paragraph-rsid="01476bb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e9ad6" officeooo:paragraph-rsid="014e9ad6"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f816f" officeooo:paragraph-rsid="014f816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f816f" officeooo:paragraph-rsid="015439b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86b54" officeooo:paragraph-rsid="01586b54"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36a9b" officeooo:paragraph-rsid="0123891c"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36a9b" officeooo:paragraph-rsid="0127101d"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36a9b" officeooo:paragraph-rsid="0127b31b"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36a9b" officeooo:paragraph-rsid="0148c070"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36a9b" officeooo:paragraph-rsid="015439b5"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36a9b" officeooo:paragraph-rsid="0156c438"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ext_20_body">
      <style:text-properties officeooo:paragraph-rsid="00683f16"/>
    </style:style>
    <style:style style:name="P60" style:family="paragraph" style:parent-style-name="Contents_20_1">
      <style:paragraph-properties>
        <style:tab-stops>
          <style:tab-stop style:position="6.922in" style:type="right" style:leader-style="dotted" style:leader-text="."/>
        </style:tab-stops>
      </style:paragraph-properties>
    </style:style>
    <style:style style:name="P61" style:family="paragraph" style:parent-style-name="Contents_20_2">
      <style:paragraph-properties>
        <style:tab-stops>
          <style:tab-stop style:position="6.7256in" style:type="right" style:leader-style="dotted" style:leader-text="."/>
        </style:tab-stops>
      </style:paragraph-properties>
    </style:style>
    <style:style style:name="P62" style:family="paragraph" style:parent-style-name="Text_20_body">
      <style:text-properties officeooo:rsid="00256cce" officeooo:paragraph-rsid="00256cce"/>
    </style:style>
    <style:style style:name="P63" style:family="paragraph" style:parent-style-name="Text_20_body">
      <style:text-properties officeooo:rsid="011aff28" officeooo:paragraph-rsid="011aff28"/>
    </style:style>
    <style:style style:name="P64" style:family="paragraph" style:parent-style-name="Contents_20_1">
      <style:paragraph-properties>
        <style:tab-stops>
          <style:tab-stop style:position="6.5in" style:type="right" style:leader-style="dotted" style:leader-text="."/>
        </style:tab-stops>
      </style:paragraph-properties>
    </style:style>
    <style:style style:name="P65" style:family="paragraph" style:parent-style-name="Contents_20_2">
      <style:paragraph-properties>
        <style:tab-stops>
          <style:tab-stop style:position="6.3035in" style:type="right" style:leader-style="dotted" style:leader-text="."/>
        </style:tab-stops>
      </style:paragraph-properties>
    </style:style>
    <style:style style:name="P66" style:family="paragraph" style:parent-style-name="Heading_20_1">
      <style:paragraph-properties fo:break-before="page"/>
      <style:text-properties style:font-name="Liberation Serif" officeooo:rsid="000cec91" officeooo:paragraph-rsid="000cec91"/>
    </style:style>
    <style:style style:name="P67" style:family="paragraph" style:parent-style-name="Heading_20_1">
      <style:text-properties officeooo:paragraph-rsid="002f8390"/>
    </style:style>
    <style:style style:name="P68" style:family="paragraph" style:parent-style-name="Heading_20_2">
      <style:text-properties officeooo:paragraph-rsid="0123891c"/>
    </style:style>
    <style:style style:name="P69" style:family="paragraph" style:parent-style-name="Heading_20_2">
      <style:text-properties officeooo:paragraph-rsid="0127101d"/>
    </style:style>
    <style:style style:name="P70" style:family="paragraph" style:parent-style-name="Heading_20_2">
      <style:text-properties officeooo:paragraph-rsid="0127b31b"/>
    </style:style>
    <style:style style:name="P71" style:family="paragraph" style:parent-style-name="Heading_20_2">
      <style:text-properties officeooo:paragraph-rsid="0148c070"/>
    </style:style>
    <style:style style:name="P72" style:family="paragraph" style:parent-style-name="Heading_20_2">
      <style:text-properties officeooo:paragraph-rsid="015439b5"/>
    </style:style>
    <style:style style:name="P73" style:family="paragraph" style:parent-style-name="Heading_20_2">
      <style:text-properties officeooo:paragraph-rsid="0156c438"/>
    </style:style>
    <style:style style:name="T1" style:family="text">
      <style:text-properties officeooo:rsid="003ad4ea"/>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style:font-name="Liberation Serif" fo:font-weight="normal" officeooo:rsid="00693267" style:font-weight-asian="normal" style:font-weight-complex="normal"/>
    </style:style>
    <style:style style:name="T5" style:family="text">
      <style:text-properties style:font-name="Liberation Serif" fo:font-weight="normal" officeooo:rsid="00a76492" style:font-weight-asian="normal" style:font-weight-complex="normal"/>
    </style:style>
    <style:style style:name="T6" style:family="text">
      <style:text-properties style:font-name="Liberation Serif" fo:font-weight="normal" officeooo:rsid="00683f16" style:font-weight-asian="normal" style:font-weight-complex="normal"/>
    </style:style>
    <style:style style:name="T7" style:family="text">
      <style:text-properties style:font-name="Liberation Serif" fo:font-weight="normal" officeooo:rsid="010ee57d" style:font-weight-asian="normal" style:font-weight-complex="normal"/>
    </style:style>
    <style:style style:name="T8" style:family="text">
      <style:text-properties style:font-name="Liberation Serif" fo:font-weight="normal" officeooo:rsid="002f8390" style:font-weight-asian="normal" style:font-weight-complex="normal"/>
    </style:style>
    <style:style style:name="T9" style:family="text">
      <style:text-properties style:font-name="Liberation Serif" fo:font-weight="normal" officeooo:rsid="011d2381" style:font-weight-asian="normal" style:font-weight-complex="normal"/>
    </style:style>
    <style:style style:name="T10" style:family="text">
      <style:text-properties style:font-name="Liberation Serif" fo:font-weight="normal" officeooo:rsid="01586b54" style:font-weight-asian="normal" style:font-weight-complex="normal"/>
    </style:style>
    <style:style style:name="T11" style:family="text">
      <style:text-properties style:font-name="Liberation Serif" officeooo:rsid="002a06b0"/>
    </style:style>
    <style:style style:name="T12" style:family="text">
      <style:text-properties style:font-name="Liberation Serif" fo:font-size="16pt" fo:font-weight="normal" officeooo:rsid="002a06b0" style:font-name-asian="Noto Sans CJK SC" style:font-size-asian="16pt" style:font-weight-asian="normal" style:font-name-complex="Lohit Devanagari1" style:font-size-complex="16pt" style:font-weight-complex="normal"/>
    </style:style>
    <style:style style:name="T13" style:family="text">
      <style:text-properties style:font-name="Liberation Serif" fo:font-size="16pt" fo:font-weight="normal" officeooo:rsid="00ab2c1b" style:font-name-asian="Noto Sans CJK SC" style:font-size-asian="16pt" style:font-weight-asian="normal" style:font-name-complex="Lohit Devanagari1" style:font-size-complex="16pt" style:font-weight-complex="normal"/>
    </style:style>
    <style:style style:name="T14" style:family="text">
      <style:text-properties style:font-name="Liberation Serif" fo:font-size="16pt" fo:font-weight="normal" officeooo:rsid="01498982" style:font-name-asian="Noto Sans CJK SC" style:font-size-asian="16pt" style:font-weight-asian="normal" style:font-name-complex="Lohit Devanagari1" style:font-size-complex="16pt" style:font-weight-complex="normal"/>
    </style:style>
    <style:style style:name="T15" style:family="text">
      <style:text-properties style:font-name="Liberation Serif" fo:font-size="16pt" fo:font-weight="normal" officeooo:rsid="015439b5" style:font-name-asian="Noto Sans CJK SC" style:font-size-asian="16pt" style:font-weight-asian="normal" style:font-name-complex="Lohit Devanagari1" style:font-size-complex="16pt" style:font-weight-complex="normal"/>
    </style:style>
    <style:style style:name="T16" style:family="text">
      <style:text-properties style:font-name="Liberation Serif" fo:font-size="16pt" fo:font-weight="normal" officeooo:rsid="01585217" style:font-name-asian="Noto Sans CJK SC" style:font-size-asian="16pt" style:font-weight-asian="normal" style:font-name-complex="Lohit Devanagari1" style:font-size-complex="16pt" style:font-weight-complex="normal"/>
    </style:style>
    <style:style style:name="T17" style:family="text">
      <style:text-properties style:font-name="Liberation Serif" fo:font-size="16pt" fo:font-style="italic" fo:font-weight="normal" officeooo:rsid="002bef1c" style:font-name-asian="Noto Sans CJK SC" style:font-size-asian="16pt" style:font-style-asian="italic" style:font-weight-asian="normal" style:font-name-complex="Lohit Devanagari1" style:font-size-complex="16pt" style:font-style-complex="italic" style:font-weight-complex="normal"/>
    </style:style>
    <style:style style:name="T18" style:family="text">
      <style:text-properties style:font-name="Liberation Serif" fo:font-size="16pt" fo:font-style="italic" fo:font-weight="normal" officeooo:rsid="002a06b0" style:font-name-asian="Noto Sans CJK SC" style:font-size-asian="16pt" style:font-style-asian="italic" style:font-weight-asian="normal" style:font-name-complex="Lohit Devanagari1" style:font-size-complex="16pt" style:font-style-complex="italic" style:font-weight-complex="normal"/>
    </style:style>
    <style:style style:name="T19" style:family="text">
      <style:text-properties style:font-name="Liberation Serif" officeooo:rsid="01193374"/>
    </style:style>
    <style:style style:name="T20" style:family="text">
      <style:text-properties style:font-name="Liberation Serif" officeooo:rsid="002f8390"/>
    </style:style>
    <style:style style:name="T21" style:family="text">
      <style:text-properties style:font-name="Liberation Serif" officeooo:rsid="01242f6f"/>
    </style:style>
    <style:style style:name="T22" style:family="text">
      <style:text-properties style:font-name="Liberation Serif" officeooo:rsid="0127101d"/>
    </style:style>
    <style:style style:name="T23" style:family="text">
      <style:text-properties style:font-name="Liberation Serif" officeooo:rsid="0127b31b"/>
    </style:style>
    <style:style style:name="T24" style:family="text">
      <style:text-properties style:font-name="Liberation Serif" officeooo:rsid="0148c070"/>
    </style:style>
    <style:style style:name="T25" style:family="text">
      <style:text-properties style:font-name="Liberation Serif" officeooo:rsid="015439b5"/>
    </style:style>
    <style:style style:name="T26" style:family="text">
      <style:text-properties style:font-name="Liberation Serif" officeooo:rsid="0156c438"/>
    </style:style>
    <style:style style:name="T27" style:family="text">
      <style:text-properties officeooo:rsid="00a57c86"/>
    </style:style>
    <style:style style:name="T28" style:family="text">
      <style:text-properties officeooo:rsid="00a7208b"/>
    </style:style>
    <style:style style:name="T29" style:family="text">
      <style:text-properties officeooo:rsid="00b77911"/>
    </style:style>
    <style:style style:name="T30" style:family="text">
      <style:text-properties officeooo:rsid="00d64fce"/>
    </style:style>
    <style:style style:name="T31" style:family="text">
      <style:text-properties officeooo:rsid="00d68251"/>
    </style:style>
    <style:style style:name="T32" style:family="text">
      <style:text-properties officeooo:rsid="011d9aa0"/>
    </style:style>
    <style:style style:name="T33" style:family="text">
      <style:text-properties officeooo:rsid="011f5ef3"/>
    </style:style>
    <style:style style:name="T34" style:family="text">
      <style:text-properties officeooo:rsid="007f4f85"/>
    </style:style>
    <style:style style:name="T35" style:family="text">
      <style:text-properties officeooo:rsid="00910af4"/>
    </style:style>
    <style:style style:name="T36" style:family="text">
      <style:text-properties officeooo:rsid="00917b78"/>
    </style:style>
    <style:style style:name="T37" style:family="text">
      <style:text-properties officeooo:rsid="007f8f6b"/>
    </style:style>
    <style:style style:name="T38" style:family="text">
      <style:text-properties officeooo:rsid="009273ba"/>
    </style:style>
    <style:style style:name="T39" style:family="text">
      <style:text-properties officeooo:rsid="002dd2b1"/>
    </style:style>
    <style:style style:name="T40" style:family="text">
      <style:text-properties officeooo:rsid="003ca28c"/>
    </style:style>
    <style:style style:name="T41" style:family="text">
      <style:text-properties officeooo:rsid="01299413"/>
    </style:style>
    <style:style style:name="T42" style:family="text">
      <style:text-properties officeooo:rsid="012b2af9"/>
    </style:style>
    <style:style style:name="T43" style:family="text">
      <style:text-properties officeooo:rsid="012bb72e"/>
    </style:style>
    <style:style style:name="T44" style:family="text">
      <style:text-properties officeooo:rsid="012cbfd4"/>
    </style:style>
    <style:style style:name="T45" style:family="text">
      <style:text-properties officeooo:rsid="012d1117"/>
    </style:style>
    <style:style style:name="T46" style:family="text">
      <style:text-properties officeooo:rsid="012f2fa7"/>
    </style:style>
    <style:style style:name="T47" style:family="text">
      <style:text-properties officeooo:rsid="01302010"/>
    </style:style>
    <style:style style:name="T48" style:family="text">
      <style:text-properties officeooo:rsid="01325121"/>
    </style:style>
    <style:style style:name="T49" style:family="text">
      <style:text-properties officeooo:rsid="0133ed3b"/>
    </style:style>
    <style:style style:name="T50" style:family="text">
      <style:text-properties officeooo:rsid="013599f9"/>
    </style:style>
    <style:style style:name="T51" style:family="text">
      <style:text-properties officeooo:rsid="0138aa1b"/>
    </style:style>
    <style:style style:name="T52" style:family="text">
      <style:text-properties officeooo:rsid="0139094f"/>
    </style:style>
    <style:style style:name="T53" style:family="text">
      <style:text-properties officeooo:rsid="013fd611"/>
    </style:style>
    <style:style style:name="T54" style:family="text">
      <style:text-properties officeooo:rsid="01413c5a"/>
    </style:style>
    <style:style style:name="T55" style:family="text">
      <style:text-properties officeooo:rsid="014152ed"/>
    </style:style>
    <style:style style:name="T56" style:family="text">
      <style:text-properties officeooo:rsid="0142023c"/>
    </style:style>
    <style:style style:name="T57" style:family="text">
      <style:text-properties officeooo:rsid="01445032"/>
    </style:style>
    <style:style style:name="T58" style:family="text">
      <style:text-properties officeooo:rsid="014477de"/>
    </style:style>
    <style:style style:name="T59" style:family="text">
      <style:text-properties officeooo:rsid="0145c4ff"/>
    </style:style>
    <style:style style:name="T60" style:family="text">
      <style:text-properties officeooo:rsid="0148232f"/>
    </style:style>
    <style:style style:name="T61" style:family="text">
      <style:text-properties officeooo:rsid="01506937"/>
    </style:style>
    <style:style style:name="T62" style:family="text">
      <style:text-properties officeooo:rsid="015259cc"/>
    </style:style>
    <style:style style:name="T63" style:family="text">
      <style:text-properties officeooo:rsid="0153ccf4"/>
    </style:style>
    <style:style style:name="T64" style:family="text">
      <style:text-properties officeooo:rsid="015439b5"/>
    </style:style>
    <style:style style:name="T65" style:family="text">
      <style:text-properties officeooo:rsid="0154cdf0"/>
    </style:style>
    <style:style style:name="T66" style:family="text">
      <style:text-properties officeooo:rsid="0155bc7b"/>
    </style:style>
    <style:style style:name="T67" style:family="text">
      <style:text-properties officeooo:rsid="01585217"/>
    </style:style>
    <style:style style:name="T68" style:family="text">
      <style:text-properties officeooo:rsid="0158a651"/>
    </style:style>
    <style:style style:name="T69" style:family="text">
      <style:text-properties officeooo:rsid="000d155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inal Praxis Project Dialectical Journal</text:p>
      <text:p text:style-name="P3">Feminist US Experience Praxis Activity • <text:span text:style-name="T28">WGQS 201-02</text:span></text:p>
      <text:p text:style-name="P2">Gavin Ruane • <text:span text:style-name="T27">December </text:span><text:span text:style-name="T32">9</text:span>, 202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text:a xlink:type="simple" xlink:href="#__RefHeading___Toc107_3508303173" text:style-name="Index_20_Link" text:visited-style-name="Index_20_Link">1 Dialectical Journal<text:tab/>2</text:a></text:p>
          <text:p text:style-name="P65"><text:a xlink:type="simple" xlink:href="#__RefHeading___Toc216_35083031731" text:style-name="Index_20_Link" text:visited-style-name="Index_20_Link">1.1 <text:span text:style-name="T2">’</text:span><text:span text:style-name="T2">We the People’ – the three most misunderstood words in US history</text:span><text:tab/>2</text:a></text:p>
          <text:p text:style-name="P65"><text:a xlink:type="simple" xlink:href="#__RefHeading___Toc216_35083031732" text:style-name="Index_20_Link" text:visited-style-name="Index_20_Link">1.2 <text:span text:style-name="T2">Turntables</text:span><text:tab/>3</text:a></text:p>
          <text:p text:style-name="P65"><text:a xlink:type="simple" xlink:href="#__RefHeading___Toc216_3508303173912" text:style-name="Index_20_Link" text:visited-style-name="Index_20_Link">1.3 “US”<text:tab/>4</text:a></text:p>
          <text:p text:style-name="P65"><text:a xlink:type="simple" xlink:href="#__RefHeading___Toc216_35083031739121" text:style-name="Index_20_Link" text:visited-style-name="Index_20_Link">1.4 “Reframing Reproductive Rights: Going Beyond Pro-Choice vs Pro Life”<text:tab/>4</text:a></text:p>
          <text:p text:style-name="P65"><text:a xlink:type="simple" xlink:href="#__RefHeading___Toc216_350830317391211" text:style-name="Index_20_Link" text:visited-style-name="Index_20_Link">1.5 “Body Sovereignty and Kids: How we can cultivate a culture of consent”<text:tab/>6</text:a></text:p>
          <text:p text:style-name="P65"><text:a xlink:type="simple" xlink:href="#__RefHeading___Toc216_350830317391212" text:style-name="Index_20_Link" text:visited-style-name="Index_20_Link">1.6 “To The Indigenous Woman Long Format, Poem by 1491s”<text:tab/>7</text:a></text:p>
          <text:p text:style-name="P65"><text:a xlink:type="simple" xlink:href="#__RefHeading___Toc216_3508303173912121" text:style-name="Index_20_Link" text:visited-style-name="Index_20_Link">1.7 “Kids tell the Herstory of Grace Lee Boggs, Detroit Activist”<text:tab/>8</text:a></text:p>
          <text:p text:style-name="P65"><text:a xlink:type="simple" xlink:href="#__RefHeading___Toc216_35083031739121211" text:style-name="Index_20_Link" text:visited-style-name="Index_20_Link">1.8 AAPF: Say Her Name<text:tab/>9</text:a></text:p>
          <text:p text:style-name="P65"><text:a xlink:type="simple" xlink:href="#__RefHeading___Toc216_350830317391212111" text:style-name="Index_20_Link" text:visited-style-name="Index_20_Link">1.9 Truth &amp; Conciliation<text:tab/>9</text:a></text:p>
          <text:p text:style-name="P65"><text:a xlink:type="simple" xlink:href="#__RefHeading___Toc216_3508303173912121111" text:style-name="Index_20_Link" text:visited-style-name="Index_20_Link">1.10 Care Can’t Wait<text:tab/>10</text:a></text:p>
          <text:p text:style-name="P64"><text:a xlink:type="simple" xlink:href="#__RefHeading___Toc4667_3104212231" text:style-name="Index_20_Link" text:visited-style-name="Index_20_Link">2 Works Cited/Consulted<text:tab/>10</text:a></text:p>
        </text:index-body>
      </text:table-of-content>
      <text:p text:style-name="P62"/>
      <text:p text:style-name="P63">My <text:span text:style-name="T33">mixtape</text:span> will be submitted to this assignment but as a separate file, per Dr. Ednie’s instructions.</text:p>
      <text:h text:style-name="P66" text:outline-level="1"><text:bookmark-start text:name="__RefHeading___Toc107_3508303173"/>1 <text:span text:style-name="T3">Dialectical Journal</text:span><text:bookmark-end text:name="__RefHeading___Toc107_3508303173"/></text:h>
      <text:p text:style-name="P59"><text:span text:style-name="T6">This section, displayed on the following pages, includes my Dialectical Journal for </text:span><text:span text:style-name="T10">some of the sources I selected from the list of options</text:span><text:span text:style-name="T6">, </text:span><text:span text:style-name="T7">as well as some sources I found on my own</text:span><text:span text:style-name="T6">. </text:span><text:span text:style-name="T4">Each table includes three columns: the quote column, which shows the passage from the source and the language on which I’m commenting; the place column, which shows where (timestamp</text:span><text:span text:style-name="T5">, </text:span><text:span text:style-name="T4">page number, </text:span><text:span text:style-name="T5">etc.</text:span><text:span text:style-name="T4">) the passage is located in the resource; and the analysis column, which includes a brief explanation and my comprehension and application of the passage from the resource.</text:span></text:p>
      <text:h text:style-name="P68" text:outline-level="2"><text:bookmark-start text:name="__RefHeading___Toc216_35083031731"/><text:span text:style-name="T11">1.</text:span><text:span text:style-name="T21">1</text:span><text:span text:style-name="T11"> </text:span><text:span text:style-name="T18">’</text:span><text:span text:style-name="T17">We the People’ – the three most misunderstood words in US history</text:span><text:bookmark-end text:name="__RefHeading___Toc216_35083031731"/></text:h>
      <table:table table:name="Table1" table:style-name="Table1" table:template-name="Default Style">
        <table:table-column table:style-name="Table1.A"/>
        <table:table-column table:style-name="Table1.B"/>
        <table:table-column table:style-name="Table1.C"/>
        <table:table-row>
          <table:table-cell table:style-name="Table1.A1" office:value-type="string">
            <text:p text:style-name="P53">Quote</text:p>
          </table:table-cell>
          <table:table-cell table:style-name="Table1.A1" office:value-type="string">
            <text:p text:style-name="P53">Place</text:p>
          </table:table-cell>
          <table:table-cell table:style-name="Table1.C1" office:value-type="string">
            <text:p text:style-name="P53">Analysis</text:p>
          </table:table-cell>
        </table:table-row>
        <table:table-row table:style-name="Table1.2">
          <table:table-cell table:style-name="Table1.A2" office:value-type="string">
            <text:p text:style-name="P7">“<text:span text:style-name="T34">I’ve read our founding documents, I’ve studied our history, I see the current political environment, and I had to question, when did we decide as a nation that ‘we the people’ actually means ‘all the people?’”</text:span></text:p>
          </table:table-cell>
          <table:table-cell table:style-name="Table1.A2" office:value-type="string">
            <text:p text:style-name="P10">2:19</text:p>
          </table:table-cell>
          <table:table-cell table:style-name="Table1.C2" office:value-type="string">
            <text:p text:style-name="P11">This is absolutely a true and important statement to recognize. Even people who see this country as unjust and in need of reform or reconstruction do not argue with the words ‘we the people.’ That’s concerning to me, because as Charles remarks in his speech, the Constitution is inherently a document that upholds and protects the rights of white male land-owners and no one else.</text:p>
          </table:table-cell>
        </table:table-row>
        <table:table-row table:style-name="Table1.2">
          <table:table-cell table:style-name="Table1.A2" office:value-type="string">
            <text:p text:style-name="P7">“<text:span text:style-name="T34">You cannot discover lands already inhabited.”</text:span></text:p>
          </table:table-cell>
          <table:table-cell table:style-name="Table1.A2" office:value-type="string">
            <text:p text:style-name="P10">3:33</text:p>
          </table:table-cell>
          <table:table-cell table:style-name="Table1.C2" office:value-type="string">
            <text:p text:style-name="P12">I picked this quote out even though I’m already aware of what it conveys just to emphasize its importance. Children in schools really need to learn that the explorers did not discover any land at all, but instead, they conquered and invaded land of various groups of people. For the longest time, I saw the explorers as people that discovered new lands, but they discovered absolutely nothing!</text:p>
          </table:table-cell>
        </table:table-row>
        <table:table-row table:style-name="Table1.2">
          <table:table-cell table:style-name="Table1.A2" office:value-type="string">
            <text:p text:style-name="P7">“<text:span text:style-name="T34">The purpose of our constitution is to protect the interests of white, land-owning men. So today, we act shocked that women earn $0.70 to the dollar. This shouldn’t shock us; our Constitution’s working.”</text:span></text:p>
          </table:table-cell>
          <table:table-cell table:style-name="Table1.A2" office:value-type="string">
            <text:p text:style-name="P10">6:42</text:p>
          </table:table-cell>
          <table:table-cell table:style-name="Table1.C2" office:value-type="string">
            <text:p text:style-name="P13">Charles uses very powerful, persuasive, and truthful language here to remind us that we cannot be shocked by the injustices in this country because they are protected under the Constitution. <text:span text:style-name="T35">I wish that more people were able to hear this statement because it highlights </text:span><text:span text:style-name="T36">that many of the large issues within this nation today are approved by the Constitution.</text:span></text:p>
          </table:table-cell>
        </table:table-row>
        <table:table-row table:style-name="Table1.2">
          <table:table-cell table:style-name="Table1.A2" office:value-type="string">
            <text:p text:style-name="P7">“<text:span text:style-name="T37">And it was written and delivered by Ruth Bader Ginsburg. See¸white supremacy is a bipartisan value.”</text:span></text:p>
          </table:table-cell>
          <table:table-cell table:style-name="Table1.A2" office:value-type="string">
            <text:p text:style-name="P14">11:58</text:p>
          </table:table-cell>
          <table:table-cell table:style-name="Table1.C2" office:value-type="string">
            <text:p text:style-name="P15">This is important to include because it shows how white supremacy is not just a product of white people, although much of the time it <text:soft-page-break/>actually is; it’s rooted within each and every American, even those who are nonwhite, and unless we take steps to unlearn and deemphasize it, it will continue to permeate through everyone.</text:p>
          </table:table-cell>
        </table:table-row>
        <table:table-row table:style-name="Table1.2">
          <table:table-cell table:style-name="Table1.A2" office:value-type="string">
            <text:p text:style-name="P7">“<text:span text:style-name="T37">They both agreed our past, our history, which included the enslavement of African people and the genocide of Native peoples, and our foundations which are based on the Doctrine of Discovery and the lie of white supremacy, they both agreed those things were great.”</text:span></text:p>
          </table:table-cell>
          <table:table-cell table:style-name="Table1.A2" office:value-type="string">
            <text:p text:style-name="P14">12:48</text:p>
          </table:table-cell>
          <table:table-cell table:style-name="Table1.C2" office:value-type="string">
            <text:p text:style-name="P16">Mark Charles’ words in this passage are especially important, and for me, very concerning. He reminds us that saying things like “America is already great,” or “Make America great again!” are erasing as well as supporting the atrocities that have built and contributed to the United States’ success as a major world power. I like living in the United States, and I am very grateful for my opportunities as an American, but I recognize that this nation is not something to be seen as a perfect power. I wish more Americans would question what they’ve learned and what they’ve been taught and understand that they can be patriotic while <text:span text:style-name="T38">questioning and criticizing their country.</text:span></text:p>
          </table:table-cell>
        </table:table-row>
      </table:table>
      <text:h text:style-name="P68" text:outline-level="2"><text:bookmark-start text:name="__RefHeading___Toc216_35083031732"/><text:span text:style-name="T11">1.</text:span><text:span text:style-name="T21">2</text:span><text:span text:style-name="T11"> </text:span><text:span text:style-name="T17">Turntables</text:span><text:bookmark-end text:name="__RefHeading___Toc216_35083031732"/></text:h>
      <table:table table:name="Table2" table:style-name="Table2" table:template-name="Default Style">
        <table:table-column table:style-name="Table2.A"/>
        <table:table-column table:style-name="Table2.B"/>
        <table:table-column table:style-name="Table2.C"/>
        <table:table-row>
          <table:table-cell table:style-name="Table2.A1" office:value-type="string">
            <text:p text:style-name="P53">Quote</text:p>
          </table:table-cell>
          <table:table-cell table:style-name="Table2.A1" office:value-type="string">
            <text:p text:style-name="P53">Place</text:p>
          </table:table-cell>
          <table:table-cell table:style-name="Table2.C1" office:value-type="string">
            <text:p text:style-name="P53">Analysis</text:p>
          </table:table-cell>
        </table:table-row>
        <table:table-row table:style-name="Table2.2">
          <table:table-cell table:style-name="Table2.A2" office:value-type="string">
            <text:p text:style-name="P7">“<text:span text:style-name="T39">America, you a lie. But the whole world ‘bout to testify.”</text:span></text:p>
          </table:table-cell>
          <table:table-cell table:style-name="Table2.A2" office:value-type="string">
            <text:p text:style-name="P17">1:00</text:p>
          </table:table-cell>
          <table:table-cell table:style-name="Table2.C2" office:value-type="string">
            <text:p text:style-name="P18">I really enjoyed this line because, in typical Monáe fashion, it has some fun with its listeners while also conveying an important and accurate message. Monáe is absolutely correct here in that so much of the story of this nation is a white supremacist fictional story designed to favor some characters and demonize others, like the <text:span text:style-name="T2">Columbus in America</text:span> documentary shows. The claim that the United States will “testify” is important as it shows that the future of this nation will no longer submit to the fiction in our history books but the truths and realities <text:span text:style-name="T1">of the real people in this country instead.</text:span></text:p>
          </table:table-cell>
        </table:table-row>
        <table:table-row table:style-name="Table2.2">
          <table:table-cell table:style-name="Table2.A2" office:value-type="string">
            <text:p text:style-name="P7">“<text:span text:style-name="T39">We can’t wait for it to, turn, turn, turn. Yeah, the table ‘bout to turn.”</text:span></text:p>
          </table:table-cell>
          <table:table-cell table:style-name="Table2.A2" office:value-type="string">
            <text:p text:style-name="P17">1:26</text:p>
          </table:table-cell>
          <table:table-cell table:style-name="Table2.C2" office:value-type="string">
            <text:p text:style-name="P19">This line quickly and simply expresses the idea that the way this nation works is going to change, <text:span text:style-name="T40">and those who crave that change can’t wait for it to happen. I also can’t wait for it to </text:span><text:soft-page-break/><text:span text:style-name="T40">happen. I see small bits of progress, but I, like Monáe, want that moment of liberation when people of all identities and groups aren´t trapped by the atrocities committed against their ancestors and themselves.</text:span></text:p>
          </table:table-cell>
        </table:table-row>
        <table:table-row table:style-name="Table2.2">
          <table:table-cell table:style-name="Table2.A2" office:value-type="string">
            <text:p text:style-name="P7">“<text:span text:style-name="T39">We kickin’ out the old regime. Liberation, elevation, education.”</text:span></text:p>
          </table:table-cell>
          <table:table-cell table:style-name="Table2.A2" office:value-type="string">
            <text:p text:style-name="P17">2:01</text:p>
          </table:table-cell>
          <table:table-cell table:style-name="Table2.C2" office:value-type="string">
            <text:p text:style-name="P20">Here, Janelle Monáe describes how she envisions changes throughout the United States should and will occur. She emphasizes freedom and new heights for people while also noting that education is key. I completely agree with her in that education is one of the strongest powers we have to remove unjust systems and create new ones, and the power of it is just not being harnessed currently.</text:p>
          </table:table-cell>
        </table:table-row>
      </table:table>
      <text:h text:style-name="P68" text:outline-level="2"><text:bookmark-start text:name="__RefHeading___Toc216_3508303173912"/><text:span text:style-name="T11">1.</text:span><text:span text:style-name="T21">3</text:span><text:span text:style-name="T11"> </text:span><text:span text:style-name="T12">“</text:span><text:span text:style-name="T13">US</text:span><text:span text:style-name="T12">”</text:span><text:bookmark-end text:name="__RefHeading___Toc216_3508303173912"/></text:h>
      <table:table table:name="Table3" table:style-name="Table3" table:template-name="Default Style">
        <table:table-column table:style-name="Table3.A"/>
        <table:table-column table:style-name="Table3.B"/>
        <table:table-column table:style-name="Table3.C"/>
        <table:table-row>
          <table:table-cell table:style-name="Table3.A1" office:value-type="string">
            <text:p text:style-name="P53">Quote</text:p>
          </table:table-cell>
          <table:table-cell table:style-name="Table3.A1" office:value-type="string">
            <text:p text:style-name="P53">Place</text:p>
          </table:table-cell>
          <table:table-cell table:style-name="Table3.C1" office:value-type="string">
            <text:p text:style-name="P53">Analysis</text:p>
          </table:table-cell>
        </table:table-row>
        <table:table-row table:style-name="Table3.2">
          <table:table-cell table:style-name="Table3.A2" office:value-type="string">
            <text:p text:style-name="P21">“<text:span text:style-name="T29">Yo fuck a story arc if it don’t involve no matriarchs / Our mothers work from the ground up, they craftin’ air like ATR”</text:span></text:p>
          </table:table-cell>
          <table:table-cell table:style-name="Table3.A2" office:value-type="string">
            <text:p text:style-name="P26">Verse 1</text:p>
          </table:table-cell>
          <table:table-cell table:style-name="Table3.C2" office:value-type="string">
            <text:p text:style-name="P27">I loved this line from “US.” Ruby Ibarra calls upon her audience <text:span text:style-name="T30">to recognize women’s involvement in Filipino culture and history, and she rightfully rejects stories that ignore this very real and true fact. We should be angry if the truth is not expressed, just like Davis says to her audience about the history of enslavement and </text:span><text:span text:style-name="T31">immigration in the United States.</text:span></text:p>
          </table:table-cell>
        </table:table-row>
        <table:table-row table:style-name="Table3.2">
          <table:table-cell table:style-name="Table3.A2" office:value-type="string">
            <text:p text:style-name="P21">“We don’t fight for the money, for the greedy, for the white man</text:p>
            <text:p text:style-name="P21">All we want is our freedom</text:p>
            <text:p text:style-name="P21">And the right to live on on our motherland.”</text:p>
          </table:table-cell>
          <table:table-cell table:style-name="Table3.A2" office:value-type="string">
            <text:p text:style-name="P26">Verse 2</text:p>
          </table:table-cell>
          <table:table-cell table:style-name="Table3.C2" office:value-type="string">
            <text:p text:style-name="P28">Ibarra’s words in this line from her song explain that her anger and drive as someone striving for freedom comes from the fact that she just wants freedom! She’s dedicated to her cause, which I respect.</text:p>
          </table:table-cell>
        </table:table-row>
      </table:table>
      <text:h text:style-name="P69" text:outline-level="2"><text:bookmark-start text:name="__RefHeading___Toc216_35083031739121"/><text:span text:style-name="T11">1.</text:span><text:span text:style-name="T22">4</text:span><text:span text:style-name="T11"> </text:span><text:span text:style-name="T12">“</text:span><text:span text:style-name="T13">Reframing Reproductive Rights: Going Beyond Pro-Choice vs Pro Life</text:span><text:span text:style-name="T12">”</text:span><text:bookmark-end text:name="__RefHeading___Toc216_35083031739121"/></text:h>
      <table:table table:name="Table4" table:style-name="Table4" table:template-name="Default Style">
        <table:table-column table:style-name="Table4.A"/>
        <table:table-column table:style-name="Table4.B"/>
        <table:table-column table:style-name="Table4.C"/>
        <table:table-row>
          <table:table-cell table:style-name="Table4.A1" office:value-type="string">
            <text:p text:style-name="P54">Quote</text:p>
          </table:table-cell>
          <table:table-cell table:style-name="Table4.A1" office:value-type="string">
            <text:p text:style-name="P54">Place</text:p>
          </table:table-cell>
          <table:table-cell table:style-name="Table4.C1" office:value-type="string">
            <text:p text:style-name="P54">Analysis</text:p>
          </table:table-cell>
        </table:table-row>
        <table:table-row table:style-name="Table4.2">
          <table:table-cell table:style-name="Table4.A2" office:value-type="string">
            <text:p text:style-name="P22">“<text:span text:style-name="T44">Why were these women going to the clinics they so strongly disagreed with? Was there more to their story then what the ‘pro-life’ label was offering them?”</text:span></text:p>
          </table:table-cell>
          <table:table-cell table:style-name="Table4.A2" office:value-type="string">
            <text:p text:style-name="P33">2:45</text:p>
          </table:table-cell>
          <table:table-cell table:style-name="Table4.C2" office:value-type="string">
            <text:p text:style-name="P33">I think that this is a great question to ask in context of the current issues surrounding Roe v. Wade in the United States today. Like the speaker Asha Dahya says, thoughts on abortion cannot be categorized into two binary options, <text:soft-page-break/>even though we are made to believe that they can be. I agree with Dahya because she reminds us that, like so many other aspects of our society, having two categories for one’s position does not mean that everyone fits into one of those.</text:p>
          </table:table-cell>
        </table:table-row>
        <table:table-row table:style-name="Table4.2">
          <table:table-cell table:style-name="Table4.A2" office:value-type="string">
            <text:p text:style-name="P22">“<text:span text:style-name="T44">She actually felt sad about her abortion, even though she knew it was the right decision, but felt she couldn’t tell anyone that. It was becoming clear to me that women in both camps whose lives and experiences didn’t fit into a political categories.”</text:span></text:p>
          </table:table-cell>
          <table:table-cell table:style-name="Table4.A2" office:value-type="string">
            <text:p text:style-name="P33">4:39</text:p>
          </table:table-cell>
          <table:table-cell table:style-name="Table4.C2" office:value-type="string">
            <text:p text:style-name="P33">I resonated with this quote for two reasons: first, it highlights the idea that even though abortion should be a necessary and completely supported procedure, we cannot dismiss the emotions that come along with it or label people who feel sad about their abortions as pro-life. Second, abortion should not be a political concept, because it really is not. <text:span text:style-name="T45">The concept of abortion is misused by politicians to serve as an easily-demonized or celebrated aspect of a political agenda, ignoring the real meaning and purpose of it.</text:span></text:p>
          </table:table-cell>
        </table:table-row>
        <table:table-row table:style-name="Table4.2">
          <table:table-cell table:style-name="Table4.A2" office:value-type="string">
            <text:p text:style-name="P22">“<text:span text:style-name="T44">Many women go silently from the church pew to the abortion clinic, convinced that the church would rather gossip than help.”</text:span></text:p>
          </table:table-cell>
          <table:table-cell table:style-name="Table4.A2" office:value-type="string">
            <text:p text:style-name="P33">5:23</text:p>
          </table:table-cell>
          <table:table-cell table:style-name="Table4.C2" office:value-type="string">
            <text:p text:style-name="P34">This quote in particular struck me because it underlines the very real attitudes shown to women who have undergone abortions, and more generally, people who choose not to hide their imperfections <text:span text:style-name="T46">or differences </text:span>from the Christian church. </text:p>
          </table:table-cell>
        </table:table-row>
        <table:table-row table:style-name="Table4.2">
          <table:table-cell table:style-name="Table4.A2" office:value-type="string">
            <text:p text:style-name="P22">“<text:span text:style-name="T44">Whose life are we really saving, and at what cost?...What are we saying about who we value? Are we telling women that living in silence is better than being supported?”</text:span></text:p>
          </table:table-cell>
          <table:table-cell table:style-name="Table4.A2" office:value-type="string">
            <text:p text:style-name="P33">7:37</text:p>
          </table:table-cell>
          <table:table-cell table:style-name="Table4.C2" office:value-type="string">
            <text:p text:style-name="P35">This is a good observation on the “question” of abortion in this country. <text:span text:style-name="T47">I think that at the core of this issue, the right questions and focuses are not considered. Again, abortion is politicized to the point that the truths of the procedure itself are not considered and disregarded, leaving the women of this country to be maneuvered within this political battle.</text:span></text:p>
          </table:table-cell>
        </table:table-row>
        <table:table-row table:style-name="Table4.2">
          <table:table-cell table:style-name="Table4.A2" office:value-type="string">
            <text:p text:style-name="P22">“<text:span text:style-name="T44">But as long as we continue to only focus on abortion, other important reproductive health issues like maternal mortality will keep getting ignored.”</text:span></text:p>
          </table:table-cell>
          <table:table-cell table:style-name="Table4.A2" office:value-type="string">
            <text:p text:style-name="P33">10:04</text:p>
          </table:table-cell>
          <table:table-cell table:style-name="Table4.C2" office:value-type="string">
            <text:p text:style-name="P36">This is very true, and honestly very disheartening. Like so many other “political” issues, abortion has become a discussion that doesn’t even consider the woman anymore but a discussion that is used to divide and sway voters. Because of this, other issues like maternal mortality are ignored and never receive the support they deserve.</text:p>
          </table:table-cell>
        </table:table-row>
        <table:table-row table:style-name="Table4.2">
          <table:table-cell table:style-name="Table4.A2" office:value-type="string">
            <text:p text:style-name="P22">“<text:span text:style-name="T44">Instead, what if it was thought of as a medical and a social issue as it </text:span><text:soft-page-break/><text:span text:style-name="T44">used to be decades ago.”</text:span></text:p>
          </table:table-cell>
          <table:table-cell table:style-name="Table4.A2" office:value-type="string">
            <text:p text:style-name="P33">10:54</text:p>
          </table:table-cell>
          <table:table-cell table:style-name="Table4.C2" office:value-type="string">
            <text:p text:style-name="P37">Exactly. We cannot keep allowing abortion to be this issue that’s devoid of any meaning and <text:soft-page-break/>instead is used for political benefits and campaigns. Abortion is a medical and personal decision, not a political one.</text:p>
          </table:table-cell>
        </table:table-row>
      </table:table>
      <text:h text:style-name="P69" text:outline-level="2"><text:bookmark-start text:name="__RefHeading___Toc216_350830317391211"/><text:span text:style-name="T11">1.</text:span><text:span text:style-name="T22">5</text:span><text:span text:style-name="T11"> </text:span><text:span text:style-name="T12">“</text:span><text:span text:style-name="T13">Body Sovereignty and Kids: How we can cultivate a culture of consent</text:span><text:span text:style-name="T12">”</text:span><text:bookmark-end text:name="__RefHeading___Toc216_350830317391211"/></text:h>
      <table:table table:name="Table5" table:style-name="Table5" table:template-name="Default Style">
        <table:table-column table:style-name="Table5.A"/>
        <table:table-column table:style-name="Table5.B"/>
        <table:table-column table:style-name="Table5.C"/>
        <table:table-row>
          <table:table-cell table:style-name="Table5.A1" office:value-type="string">
            <text:p text:style-name="P54">Quote</text:p>
          </table:table-cell>
          <table:table-cell table:style-name="Table5.A1" office:value-type="string">
            <text:p text:style-name="P54">Place</text:p>
          </table:table-cell>
          <table:table-cell table:style-name="Table5.C1" office:value-type="string">
            <text:p text:style-name="P54">Analysis</text:p>
          </table:table-cell>
        </table:table-row>
        <table:table-row table:style-name="Table5.2">
          <table:table-cell table:style-name="Table5.A2" office:value-type="string">
            <text:p text:style-name="P22">“<text:span text:style-name="T42">In many ways, the women in my class come back from this activity somewhat shaken. They report out that, ‘I get touched all day long.’”</text:span></text:p>
          </table:table-cell>
          <table:table-cell table:style-name="Table5.A2" office:value-type="string">
            <text:p text:style-name="P31">1:28</text:p>
          </table:table-cell>
          <table:table-cell table:style-name="Table5.C2" office:value-type="string">
            <text:p text:style-name="P38">This doesn’t surprise me, but it does shock me. When the speaker talked about how women are constantly violated but feel too <text:span text:style-name="T49">scared to say anything about such actions out of being perceived as too difficult or too </text:span><text:span text:style-name="T50">demanding</text:span><text:span text:style-name="T49">.</text:span></text:p>
          </table:table-cell>
        </table:table-row>
        <table:table-row table:style-name="Table5.2">
          <table:table-cell table:style-name="Table5.A2" office:value-type="string">
            <text:p text:style-name="P22">“<text:span text:style-name="T42">The closer the relationship, the more defensive people get...These are the very same people who should be honoring and respecting our bodies.”</text:span></text:p>
          </table:table-cell>
          <table:table-cell table:style-name="Table5.A2" office:value-type="string">
            <text:p text:style-name="P31">2:54</text:p>
          </table:table-cell>
          <table:table-cell table:style-name="Table5.C2" office:value-type="string">
            <text:p text:style-name="P31">Oh, that is so interesting. <text:span text:style-name="T48">I guess that this really explains and leads to why most domestic or sexual violence incidents occur from someone that is close to the victim. On another note, this is really sad that the people we trust and connect to the most are the ones who are most likely to try and disrespect our personal boundaries.</text:span></text:p>
          </table:table-cell>
        </table:table-row>
        <table:table-row table:style-name="Table5.2">
          <table:table-cell table:style-name="Table5.A2" office:value-type="string">
            <text:p text:style-name="P22">“<text:span text:style-name="T42">98% of the time, those survivors [of sexual violence] on [college] campuses are harmed by someone they know and trust.”</text:span></text:p>
          </table:table-cell>
          <table:table-cell table:style-name="Table5.A2" office:value-type="string">
            <text:p text:style-name="P31">4:11</text:p>
          </table:table-cell>
          <table:table-cell table:style-name="Table5.C2" office:value-type="string">
            <text:p text:style-name="P38">This confirms my thoughts from above! Also, it confirms for me that people are just so uneducated about what it means to give and receive consent. I think that some people like to write off these sexual assaults among young people as mistakes or young men’s typical actions, which is disgusting and untrue. At the same time, I blame the parents and education systems for not teaching people—young men in particular—about their responsibility to respect others.</text:p>
          </table:table-cell>
        </table:table-row>
        <table:table-row table:style-name="Table5.2">
          <table:table-cell table:style-name="Table5.A2" office:value-type="string">
            <text:p text:style-name="P22">“<text:span text:style-name="T42">I think that we need to be starting earlier, specifically this early” (young youth)</text:span></text:p>
          </table:table-cell>
          <table:table-cell table:style-name="Table5.A2" office:value-type="string">
            <text:p text:style-name="P31">5:08</text:p>
          </table:table-cell>
          <table:table-cell table:style-name="Table5.C2" office:value-type="string">
            <text:p text:style-name="P39">At first, the image of her young child surprised me; however, I quickly recognized that the speaker is <text:span text:style-name="T2">absolutely</text:span> correct. Why is consent an adult topic? Sure, maybe a three year old doesn’t need to know about sexual consent, but they <text:span text:style-name="T2">absolutely</text:span> need to understand the concept of general consent.</text:p>
          </table:table-cell>
        </table:table-row>
        <table:table-row table:style-name="Table5.2">
          <table:table-cell table:style-name="Table5.A2" office:value-type="string">
            <text:p text:style-name="P22">“<text:span text:style-name="T42">The first one is to avoid ‘the talk’...One of the missteps we make </text:span><text:soft-page-break/><text:span text:style-name="T42">when talking about consent is that we attach it to the concept of sex, which means that we’re uncomfortable talking about it…”</text:span></text:p>
          </table:table-cell>
          <table:table-cell table:style-name="Table5.A2" office:value-type="string">
            <text:p text:style-name="P31">6:30</text:p>
          </table:table-cell>
          <table:table-cell table:style-name="Table5.C2" office:value-type="string">
            <text:p text:style-name="P40">Wow, this is revolutionary! My experience with “the talk” is so minimal, and when it did occur, <text:soft-page-break/>it felt demeaning and awkward. I love this idea because it makes topics like consent part of the natural fabric of life. It also makes sex seem like less of a taboo and inappropriate topic, because it isn’t!</text:p>
          </table:table-cell>
        </table:table-row>
        <table:table-row table:style-name="Table5.2">
          <table:table-cell table:style-name="Table5.A2" office:value-type="string">
            <text:p text:style-name="P22">“<text:span text:style-name="T43">Teaching age-appropriate anatomically correct terms to our kids, it increases confidence...it opens parent-child dialogue.”</text:span></text:p>
          </table:table-cell>
          <table:table-cell table:style-name="Table5.A2" office:value-type="string">
            <text:p text:style-name="P32">9:32</text:p>
          </table:table-cell>
          <table:table-cell table:style-name="Table5.C2" office:value-type="string">
            <text:p text:style-name="P40">I also thought that this idea was incredibly important because it removes the idea that body parts are inappropriate or unnatural. This doesn’t mean that one’s genitals should be shown to the public at all times, but it <text:span text:style-name="T2">does</text:span> mean that <text:span text:style-name="T51">one shouldn’t feel afraid of the body they’re given. </text:span><text:span text:style-name="T52">We shouldn’t use ridiculous words for real body parts like penis, vagina, or anus because these are real, natural parts!</text:span></text:p>
          </table:table-cell>
        </table:table-row>
        <table:table-row table:style-name="Table5.2">
          <table:table-cell table:style-name="Table5.A2" office:value-type="string">
            <text:p text:style-name="P22">“<text:span text:style-name="T43">We don’t undermine what our kids say about their bodies. I want my kids to be the expert on the sensations they’re having in their body.”</text:span></text:p>
          </table:table-cell>
          <table:table-cell table:style-name="Table5.A2" office:value-type="string">
            <text:p text:style-name="P32">9:59</text:p>
          </table:table-cell>
          <table:table-cell table:style-name="Table5.C2" office:value-type="string">
            <text:p text:style-name="P41">I really like this idea because it gives children the chance to grow into and learn about their personal bodies. I wish I was able to feel this when I was younger because I think I would have avoided many of the issues I’ve faced with my body.</text:p>
          </table:table-cell>
        </table:table-row>
        <table:table-row table:style-name="Table5.2">
          <table:table-cell table:style-name="Table5.A2" office:value-type="string">
            <text:p text:style-name="P22">“<text:span text:style-name="T43">Reading facial cues is really important...What a lot of students don’t know is that things like ‘I don’t know,’ ‘I’m not sure’, or silence should be interpreted as no.</text:span>”</text:p>
          </table:table-cell>
          <table:table-cell table:style-name="Table5.A2" office:value-type="string">
            <text:p text:style-name="P32">11:30</text:p>
          </table:table-cell>
          <table:table-cell table:style-name="Table5.C2" office:value-type="string">
            <text:p text:style-name="P43">Absolutely. <text:span text:style-name="T53">I think that this speaker’s idea that consent needs to be taught at a young age would really help with this issue. Most people, especially young boys, are conditioned to think that feeling unsure means that someone really means to say yes, but this is not true. Understanding this as a young child would help people understand the truth behind these feelings.</text:span></text:p>
          </table:table-cell>
        </table:table-row>
        <table:table-row table:style-name="Table5.2">
          <table:table-cell table:style-name="Table5.A2" office:value-type="string">
            <text:p text:style-name="P22">“<text:span text:style-name="T43">Setting boundaries doesn’t need to be a big deal, but it also shouldn’t have an impact on the feelings of the people that you’re engaged with.”</text:span></text:p>
          </table:table-cell>
          <table:table-cell table:style-name="Table5.A2" office:value-type="string">
            <text:p text:style-name="P32">12:45</text:p>
          </table:table-cell>
          <table:table-cell table:style-name="Table5.C2" office:value-type="string">
            <text:p text:style-name="P42">By instilling this idea in young children, maybe we can craft a future in which setting boundaries really is not something that should be seen as shameful. I know that personally I’ve always struggled to set boundaries out of coming off as too difficult or annoying. I would like our future children to have the agency and confidence to say no.</text:p>
          </table:table-cell>
        </table:table-row>
      </table:table>
      <text:h text:style-name="P69" text:outline-level="2"><text:bookmark-start text:name="__RefHeading___Toc216_350830317391212"/><text:span text:style-name="T11">1.</text:span><text:span text:style-name="T22">6</text:span><text:span text:style-name="T11"> </text:span><text:span text:style-name="T12">“</text:span><text:span text:style-name="T13">To The Indigenous Woman Long Format, Poem by 1491s</text:span><text:span text:style-name="T12">”</text:span><text:bookmark-end text:name="__RefHeading___Toc216_350830317391212"/></text:h>
      <table:table table:name="Table6" table:style-name="Table6" table:template-name="Default Style">
        <table:table-column table:style-name="Table6.A"/>
        <table:table-column table:style-name="Table6.B"/>
        <table:table-column table:style-name="Table6.C"/>
        <table:table-row>
          <table:table-cell table:style-name="Table6.A1" office:value-type="string">
            <text:p text:style-name="P54">Quote</text:p>
          </table:table-cell>
          <table:table-cell table:style-name="Table6.A1" office:value-type="string">
            <text:p text:style-name="P54">Place</text:p>
          </table:table-cell>
          <table:table-cell table:style-name="Table6.C1" office:value-type="string">
            <text:p text:style-name="P54">Analysis</text:p>
          </table:table-cell>
        </table:table-row>
        <table:table-row table:style-name="Table6.2">
          <table:table-cell table:style-name="Table6.A2" office:value-type="string">
            <text:p text:style-name="P22">“<text:span text:style-name="T42">To doctors without clues, for say-</text:span><text:soft-page-break/><text:span text:style-name="T42">nothing neighbors, for do nothing attorneys and quiet parents with no memories, thank you: you make all of this possible; we couldn’t fail these women without all your help.”</text:span></text:p>
          </table:table-cell>
          <table:table-cell table:style-name="Table6.A2" office:value-type="string">
            <text:p text:style-name="P31">1:10</text:p>
          </table:table-cell>
          <table:table-cell table:style-name="Table6.C2" office:value-type="string">
            <text:p text:style-name="P44">When I first listened to this, I felt a bit of <text:soft-page-break/>disbelief; the irony in this passage was really just so <text:span text:style-name="T54">disheartening to hear. I think the idea that so many institutions and groups in this country choose to and actively ignore the plights of indigenous women. </text:span><text:span text:style-name="T55">These are institutions that could contribute important and drastic changes to the neglect of indigenous women, and yet, they are choosing to ignore their power.</text:span></text:p>
          </table:table-cell>
        </table:table-row>
        <table:table-row table:style-name="Table6.2">
          <table:table-cell table:style-name="Table6.A2" office:value-type="string">
            <text:p text:style-name="P22">“<text:span text:style-name="T42">To the restraining order as strong as the paper it’s made from...”</text:span></text:p>
          </table:table-cell>
          <table:table-cell table:style-name="Table6.A2" office:value-type="string">
            <text:p text:style-name="P31">1:40</text:p>
          </table:table-cell>
          <table:table-cell table:style-name="Table6.C2" office:value-type="string">
            <text:p text:style-name="P44">Oh, wow! That’s really terrible, but fantastic imagery. It exposes the idea that legal protections exist but fail to protect those that really need them most.</text:p>
          </table:table-cell>
        </table:table-row>
        <table:table-row table:style-name="Table6.2">
          <table:table-cell table:style-name="Table6.A2" office:value-type="string">
            <text:p text:style-name="P22">“<text:span text:style-name="T42">I dare you to protect them, Mr. President; I dare you to make laws for them, senator and representatives; I dare you to try to stop me, tribal leaders; I dare you to go look for me, police officer.”</text:span></text:p>
          </table:table-cell>
          <table:table-cell table:style-name="Table6.A2" office:value-type="string">
            <text:p text:style-name="P31">2:21</text:p>
          </table:table-cell>
          <table:table-cell table:style-name="Table6.C2" office:value-type="string">
            <text:p text:style-name="P45">I liked the language used in this passage because it <text:span text:style-name="T56">mocks the idea that governmental recognition and support for indigenous women’s protection and rights is a daring or outlandish claim, when it really is something that should be recognized because such rights are afforded to other American women.</text:span></text:p>
          </table:table-cell>
        </table:table-row>
        <table:table-row table:style-name="Table6.2">
          <table:table-cell table:style-name="Table6.A2" office:value-type="string">
            <text:p text:style-name="P22">“<text:span text:style-name="T42">I am your wife, I am your sister, I am your mother, I am your daughter. You’re supposed to protect me. You’re supposed to be a warrior. Protect me from you, from him, from all of them.”</text:span></text:p>
          </table:table-cell>
          <table:table-cell table:style-name="Table6.A2" office:value-type="string">
            <text:p text:style-name="P31">3:32</text:p>
          </table:table-cell>
          <table:table-cell table:style-name="Table6.C2" office:value-type="string">
            <text:p text:style-name="P47">I think that it’s important to understand that the violence women face is not an example of an isolated incident or unfortunate, rare mishap but a very real and common action. A lot of men do not understand the spread of <text:span text:style-name="T59">violence that affects women because it just doesn’t affect them in the same way.</text:span></text:p>
          </table:table-cell>
        </table:table-row>
        <table:table-row table:style-name="Table6.2">
          <table:table-cell table:style-name="Table6.A2" office:value-type="string">
            <text:p text:style-name="P22">“<text:span text:style-name="T42">Tell me you won’t joke about this with your friends.”</text:span></text:p>
          </table:table-cell>
          <table:table-cell table:style-name="Table6.A2" office:value-type="string">
            <text:p text:style-name="P31">3:55</text:p>
          </table:table-cell>
          <table:table-cell table:style-name="Table6.C2" office:value-type="string">
            <text:p text:style-name="P46">This line from the spoken poem really stood out to me because it exposes the all-too-common phenomenon that men <text:span text:style-name="T2">laugh</text:span> about the killing, rape, and abuse of women. It’s not a joke, but a real experience.</text:p>
          </table:table-cell>
        </table:table-row>
      </table:table>
      <text:h text:style-name="P70" text:outline-level="2"><text:bookmark-start text:name="__RefHeading___Toc216_3508303173912121"/><text:span text:style-name="T11">1.</text:span><text:span text:style-name="T23">7</text:span><text:span text:style-name="T11"> </text:span><text:span text:style-name="T12">“</text:span><text:span text:style-name="T13">Kids tell the Herstory of Grace Lee Boggs, Detroit Activist</text:span><text:span text:style-name="T12">”</text:span><text:bookmark-end text:name="__RefHeading___Toc216_3508303173912121"/></text:h>
      <table:table table:name="Table7" table:style-name="Table7" table:template-name="Default Style">
        <table:table-column table:style-name="Table7.A"/>
        <table:table-column table:style-name="Table7.B"/>
        <table:table-column table:style-name="Table7.C"/>
        <table:table-row>
          <table:table-cell table:style-name="Table7.A1" office:value-type="string">
            <text:p text:style-name="P55">Quote</text:p>
          </table:table-cell>
          <table:table-cell table:style-name="Table7.A1" office:value-type="string">
            <text:p text:style-name="P55">Place</text:p>
          </table:table-cell>
          <table:table-cell table:style-name="Table7.C1" office:value-type="string">
            <text:p text:style-name="P55">Analysis</text:p>
          </table:table-cell>
        </table:table-row>
        <table:table-row table:style-name="Table7.2">
          <table:table-cell table:style-name="Table7.A2" office:value-type="string">
            <text:p text:style-name="P23">“<text:span text:style-name="T41">Grace and Jimmy’s writing was so influential that people would say, ‘Wow, I’m going to fight for civil rights!’”</text:span></text:p>
          </table:table-cell>
          <table:table-cell table:style-name="Table7.A2" office:value-type="string">
            <text:p text:style-name="P30">2:35</text:p>
          </table:table-cell>
          <table:table-cell table:style-name="Table7.C2" office:value-type="string">
            <text:p text:style-name="P45">I think that this highlights an important idea: writing and other creations from people can lead <text:span text:style-name="T57">to and inspire others to act on social injustices in their world. On that note, it’s important to keep introducing people to </text:span><text:span text:style-name="T58">writings that challenge their ideas and push </text:span><text:soft-page-break/><text:span text:style-name="T58">them to take action on their beliefs and thoughts.</text:span></text:p>
          </table:table-cell>
        </table:table-row>
        <table:table-row table:style-name="Table7.2">
          <table:table-cell table:style-name="Table7.A2" office:value-type="string">
            <text:p text:style-name="P24">“<text:span text:style-name="T41">Brownfields are places that the auto company has abandoned. When people are not happy where they live, lots of crime happens…</text:span></text:p>
            <text:p text:style-name="P29">‘Let’s build some casinos over these brownfields.’”</text:p>
          </table:table-cell>
          <table:table-cell table:style-name="Table7.A2" office:value-type="string">
            <text:p text:style-name="P29">3:34</text:p>
          </table:table-cell>
          <table:table-cell table:style-name="Table7.C2" office:value-type="string">
            <text:p text:style-name="P48">I enjoyed this part of the children’s telling of Grace Lee Boggs’ story. They really detailed how <text:span text:style-name="T60">Boggs was able to work towards improving her community and cultivating a place in which she and her neighbors could enjoy their lives. I appreciate the children’s telling of the failure of the auto industry in Detroit because it shows that really the effects of the collapse are not difficult to comprehend at their core.</text:span></text:p>
          </table:table-cell>
        </table:table-row>
      </table:table>
      <text:h text:style-name="P71" text:outline-level="2"><text:bookmark-start text:name="__RefHeading___Toc216_35083031739121211"/><text:span text:style-name="T11">1.</text:span><text:span text:style-name="T24">8</text:span><text:span text:style-name="T11"> </text:span><text:span text:style-name="T14">AAPF: Say Her Name</text:span><text:bookmark-end text:name="__RefHeading___Toc216_35083031739121211"/></text:h>
      <table:table table:name="Table8" table:style-name="Table8" table:template-name="Default Style">
        <table:table-column table:style-name="Table8.A"/>
        <table:table-column table:style-name="Table8.B"/>
        <table:table-row>
          <table:table-cell table:style-name="Table8.A1" office:value-type="string">
            <text:p text:style-name="P56">Quote</text:p>
          </table:table-cell>
          <table:table-cell table:style-name="Table8.B1" office:value-type="string">
            <text:p text:style-name="P56">Analysis</text:p>
          </table:table-cell>
        </table:table-row>
        <table:table-row table:style-name="Table8.2">
          <table:table-cell table:style-name="Table8.A2" office:value-type="string">
            <text:p text:style-name="P25">“Black women and girls as young as 7 and as old as 93 have been killed by the police, though we rarely hear their names. Knowing their names is a necessary but not a sufficient condition for lifting up their stories which in turn provides a much clearer view of the wide-ranging circumstances.”</text:p>
          </table:table-cell>
          <table:table-cell table:style-name="Table8.B2" office:value-type="string">
            <text:p text:style-name="P50">This first sentence stood out to me in particular. Why is it that we never hear the names of Black women <text:span text:style-name="T61">killed by police</text:span>, but we hear about some of the Black men who have been killed? Neither one is worse, so why is <text:span text:style-name="T61">it that the women are </text:span><text:span text:style-name="T62">ignored? There are reasons that we all know of course, but it is especially concerning when people advocating for racial justice and criticizing the police’s actions neglect or actively ignore the women affected by these policies and actions.</text:span></text:p>
          </table:table-cell>
        </table:table-row>
        <table:table-row table:style-name="Table8.2">
          <table:table-cell table:style-name="Table8.A2" office:value-type="string">
            <text:p text:style-name="P25">“Atatiana Jefferson was killed in her home while playing video games with her eight-year-old nephew. Police had entered her property concealed and unannounced on a wellness check.”</text:p>
          </table:table-cell>
          <table:table-cell table:style-name="Table8.B2" office:value-type="string">
            <text:p text:style-name="P49">Like so many of the other topics we’ve studied in this course, this presents such a jarring situation. Women are expected to care for children because of their predefined gender standards, but when they carry out these duties, they are constantly interrupted, and in this case, killed. Anything a woman does, and here, a Black woman, can be critici<text:span text:style-name="T63">z</text:span>ed or ruined by her oppressor, and she is expected to deal with or allow it.</text:p>
          </table:table-cell>
        </table:table-row>
      </table:table>
      <text:h text:style-name="P72" text:outline-level="2"><text:bookmark-start text:name="__RefHeading___Toc216_350830317391212111"/><text:span text:style-name="T11">1.</text:span><text:span text:style-name="T25">9</text:span><text:span text:style-name="T11"> </text:span><text:span text:style-name="T15">Truth &amp; Conciliation</text:span><text:bookmark-end text:name="__RefHeading___Toc216_350830317391212111"/></text:h>
      <table:table table:name="Table9" table:style-name="Table9" table:template-name="Default Style">
        <table:table-column table:style-name="Table9.A"/>
        <table:table-column table:style-name="Table9.B"/>
        <table:table-row>
          <table:table-cell table:style-name="Table9.A1" office:value-type="string">
            <text:p text:style-name="P57">Quote</text:p>
          </table:table-cell>
          <table:table-cell table:style-name="Table9.B1" office:value-type="string">
            <text:p text:style-name="P57">Analysis</text:p>
          </table:table-cell>
        </table:table-row>
        <table:table-row table:style-name="Table9.2">
          <table:table-cell table:style-name="Table9.A2" office:value-type="string">
            <text:p text:style-name="P8"><text:span text:style-name="T69">“</text:span>For too long we have ignored the calluses, medicated the pain and barely triaged wounds while the disease of <text:soft-page-break/>racism metastasizes within us like an all-consuming cancer. But the scabs of the sores have burst open again and pus from the wound is running over.<text:span text:style-name="T69">”</text:span></text:p>
          </table:table-cell>
          <table:table-cell table:style-name="Table9.B2" office:value-type="string">
            <text:p text:style-name="P51">This <text:span text:style-name="T64">use of language in this passage is beautiful, </text:span><text:span text:style-name="T65">but at the same time, haunting. I think that this passage is absolutely correct: we keep patching wounds, but </text:span><text:span text:style-name="T66">the </text:span><text:soft-page-break/><text:span text:style-name="T66">solutions we’ve implemented have not done enough to </text:span><text:span text:style-name="T67">actually make changes to the racism (and other issues) that persist in our American society.</text:span></text:p>
          </table:table-cell>
        </table:table-row>
      </table:table>
      <text:h text:style-name="P73" text:outline-level="2"><text:bookmark-start text:name="__RefHeading___Toc216_3508303173912121111"/><text:span text:style-name="T11">1.</text:span><text:span text:style-name="T26">10 </text:span><text:span text:style-name="T16">Care Can’t Wait</text:span><text:bookmark-end text:name="__RefHeading___Toc216_3508303173912121111"/></text:h>
      <table:table table:name="Table10" table:style-name="Table10" table:template-name="Default Style">
        <table:table-column table:style-name="Table10.A"/>
        <table:table-column table:style-name="Table10.B"/>
        <table:table-row>
          <table:table-cell table:style-name="Table10.A1" office:value-type="string">
            <text:p text:style-name="P58">Quote</text:p>
          </table:table-cell>
          <table:table-cell table:style-name="Table10.B1" office:value-type="string">
            <text:p text:style-name="P58">Analysis</text:p>
          </table:table-cell>
        </table:table-row>
        <table:table-row table:style-name="Table10.2">
          <table:table-cell table:style-name="Table10.A2" office:value-type="string">
            <text:p text:style-name="P9">“Care was thrust into the spotlight during the Covid-19 pandemic, but so many Americans have quietly been struggling — often painfully and in isolation — with the pressures and impossible choices related to caring for our families.”</text:p>
          </table:table-cell>
          <table:table-cell table:style-name="Table10.B2" office:value-type="string">
            <text:p text:style-name="P52">This is such an interesting project! I <text:span text:style-name="T68">think that the project’s understanding that care means different things for all families, especially families of color and lower-income families, is really meaningful and presents a realistic, equitable, and appropriate policy for care in the United States.</text:span></text:p>
          </table:table-cell>
        </table:table-row>
      </table:table>
      <text:h text:style-name="P67" text:outline-level="1" text:is-list-header="true"><text:bookmark-start text:name="__RefHeading___Toc4667_3104212231"/><text:span text:style-name="T19">2</text:span><text:span text:style-name="T20"> </text:span><text:span text:style-name="T8">Works </text:span><text:span text:style-name="T9">Cited/Consulted</text:span><text:bookmark-end text:name="__RefHeading___Toc4667_3104212231"/></text:h>
      <text:p text:style-name="P6">My Works Cited/Consulted for this project is available on </text:p>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56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1in" style:type="center"/>
          <style:tab-stop style:position="6.92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1in" style:type="center"/>
          <style:tab-stop style:position="6.92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1in" style:type="center"/>
          <style:tab-stop style:position="6.92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end" style:justify-single-word="false"/>
    </style:style>
    <style:style style:name="MT1" style:family="text">
      <style:text-properties officeooo:rsid="003ad4e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Ruane </text:span><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6T19:54:57.098119402</meta:creation-date>
    <dc:date>2022-12-10T03:54:21.821179655</dc:date>
    <meta:editing-duration>P1DT2H13M13S</meta:editing-duration>
    <meta:editing-cycles>311</meta:editing-cycles>
    <meta:generator>LibreOffice/7.4.3.2$Linux_X86_64 LibreOffice_project/40$Build-2</meta:generator>
    <meta:document-statistic meta:table-count="10" meta:image-count="0" meta:object-count="0" meta:page-count="10" meta:paragraph-count="166" meta:word-count="3516" meta:character-count="20424" meta:non-whitespace-character-count="17070"/>
  </office:meta>
</office:document-meta>
</file>